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54in"/>
    </style:style>
    <style:style style:name="co2" style:family="table-column">
      <style:table-column-properties fo:break-before="auto" style:column-width="1.061in"/>
    </style:style>
    <style:style style:name="co3" style:family="table-column">
      <style:table-column-properties fo:break-before="auto" style:column-width="1.9681in"/>
    </style:style>
    <style:style style:name="co4" style:family="table-column">
      <style:table-column-properties fo:break-before="auto" style:column-width="1.5819in"/>
    </style:style>
    <style:style style:name="co5" style:family="table-column">
      <style:table-column-properties fo:break-before="auto" style:column-width="3.0283in"/>
    </style:style>
    <style:style style:name="co6" style:family="table-column">
      <style:table-column-properties fo:break-before="auto" style:column-width="1.5339in"/>
    </style:style>
    <style:style style:name="co7" style:family="table-column">
      <style:table-column-properties fo:break-before="auto" style:column-width="0.6661in"/>
    </style:style>
    <style:style style:name="co8" style:family="table-column">
      <style:table-column-properties fo:break-before="auto" style:column-width="0.9744in"/>
    </style:style>
    <style:style style:name="co9" style:family="table-column">
      <style:table-column-properties fo:break-before="auto" style:column-width="0.889in"/>
    </style:style>
    <style:style style:name="ro1" style:family="table-row">
      <style:table-row-properties style:row-height="0.1772in" fo:break-before="auto" style:use-optimal-row-height="false"/>
    </style:style>
    <style:style style:name="ro2" style:family="table-row">
      <style:table-row-properties style:row-height="0.3228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2083in" fo:break-before="auto" style:use-optimal-row-height="false"/>
    </style:style>
    <style:style style:name="ta1" style:family="table" style:master-page-name="PageStyle_5f_DATE_20__28_YY-MM-DD_29_">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972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5eb91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35691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29"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fo:background-color="#dee6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none" fo:background-color="#dee6e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fo:background-color="#dee6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44" style:family="table-cell" style:parent-style-name="Default">
      <style:table-cell-properties fo:background-color="#dee6e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45" style:family="table-cell" style:parent-style-name="Default">
      <style:table-cell-properties fo:border-bottom="0.74pt solid #000000" fo:background-color="#dee6e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46" style:family="table-cell" style:parent-style-name="Default">
      <style:table-cell-properties fo:background-color="#dee6e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0.74pt solid #000000" fo:background-color="#dee6e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ackground-color="#dee6e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order-bottom="none" fo:background-color="#dee6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Default">
      <style:table-cell-properties fo:border-bottom="none" fo:background-color="#dee6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pliant&quot;;&quot;Compliance Expected&quot;;&quot;Exception Requested&quot;;&quot;Non-Compliant&quot;;&quot;Not-Applicable&quot;)" table:allow-empty-cell="true" table:display-list="unsorted" table:base-cell-address="'DATE (YY-MM-DD)'.F20">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DATE (YY-MM-DD)'.F8">
          <table:error-message table:message-type="stop" table:display="true"/>
        </table:content-validation>
      </table:content-validations>
      <table:table table:name="DATE (YY-MM-D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number-columns-repeated="19" table:default-cell-style-name="Default"/>
        <table:table-column table:style-name="co8" table:number-columns-repeated="998" table:default-cell-style-name="Default"/>
        <table:table-row table:style-name="ro1">
          <table:table-cell table:style-name="ce1" office:value-type="string" calcext:value-type="string" table:number-columns-spanned="1" table:number-rows-spanned="5">
            <text:p>Spec</text:p>
          </table:table-cell>
          <table:table-cell table:style-name="ce1" office:value-type="string" calcext:value-type="string" table:number-columns-spanned="1" table:number-rows-spanned="5">
            <text:p>Requirement </text:p>
          </table:table-cell>
          <table:table-cell table:style-name="ce1"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21"/>
          <table:table-cell table:style-name="ce89" office:value-type="string" calcext:value-type="string" table:number-columns-spanned="2" table:number-rows-spanned="1">
            <text:p>Section to be Filled Out by Tournament Representative</text:p>
          </table:table-cell>
          <table:covered-table-cell table:style-name="ce21"/>
          <table:table-cell table:number-columns-repeated="1017"/>
        </table:table-row>
        <table:table-row table:style-name="ro1">
          <table:covered-table-cell table:number-columns-repeated="3" table:style-name="ce2"/>
          <table:table-cell table:style-name="ce22" office:value-type="string" calcext:value-type="string" table:number-columns-spanned="1" table:number-rows-spanned="3">
            <text:p>Name:</text:p>
          </table:table-cell>
          <table:table-cell table:style-name="ce33" office:value-type="string" calcext:value-type="string" table:number-columns-spanned="1" table:number-rows-spanned="3">
            <text:p>Jasuni</text:p>
          </table:table-cell>
          <table:table-cell table:style-name="ce40" office:value-type="string" calcext:value-type="string" table:number-columns-spanned="1" table:number-rows-spanned="3">
            <text:p>Name:</text:p>
          </table:table-cell>
          <table:table-cell table:style-name="ce50" office:value-type="string" calcext:value-type="string" table:number-columns-spanned="1" table:number-rows-spanned="3">
            <text:p>CookiePirate/TechChariot</text:p>
          </table:table-cell>
          <table:table-cell table:number-columns-repeated="1017"/>
        </table:table-row>
        <table:table-row table:style-name="ro1">
          <table:covered-table-cell table:number-columns-repeated="3" table:style-name="ce2"/>
          <table:covered-table-cell table:style-name="ce23"/>
          <table:covered-table-cell table:style-name="ce84"/>
          <table:covered-table-cell table:number-columns-repeated="2" table:style-name="ce2"/>
          <table:table-cell table:number-columns-repeated="1017"/>
        </table:table-row>
        <table:table-row table:style-name="ro1">
          <table:covered-table-cell table:number-columns-repeated="3" table:style-name="ce2"/>
          <table:covered-table-cell table:style-name="ce24"/>
          <table:covered-table-cell table:style-name="ce35"/>
          <table:covered-table-cell table:number-columns-repeated="2" table:style-name="ce3"/>
          <table:table-cell table:number-columns-repeated="1017"/>
        </table:table-row>
        <table:table-row table:style-name="ro1">
          <table:covered-table-cell table:number-columns-repeated="3" table:style-name="ce3"/>
          <table:table-cell table:style-name="ce1" office:value-type="string" calcext:value-type="string">
            <text:p>Status</text:p>
          </table:table-cell>
          <table:table-cell table:style-name="ce1" office:value-type="string" calcext:value-type="string">
            <text:p>Notes</text:p>
          </table:table-cell>
          <table:table-cell table:style-name="ce89" office:value-type="string" calcext:value-type="string">
            <text:p>Status</text:p>
          </table:table-cell>
          <table:table-cell table:style-name="ce89" office:value-type="string" calcext:value-type="string">
            <text:p>Notes</text:p>
          </table:table-cell>
          <table:table-cell table:number-columns-repeated="1017"/>
        </table:table-row>
        <table:table-row table:style-name="ro2">
          <table:table-cell table:style-name="ce4" table:number-columns-repeated="3"/>
          <table:table-cell table:style-name="ce25" office:value-type="string" calcext:value-type="string" table:number-columns-spanned="2" table:number-rows-spanned="1">
            <text:p>Suppliers fill out the below cells, using notes to justify cases of exception, non-applicability, or for general context.</text:p>
          </table:table-cell>
          <table:covered-table-cell table:style-name="ce21"/>
          <table:table-cell table:style-name="ce41"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21"/>
          <table:table-cell table:number-columns-repeated="1017"/>
        </table:table-row>
        <table:table-row table:style-name="ro1">
          <table:table-cell table:style-name="ce5" office:value-type="string" calcext:value-type="string">
            <text:p>CSRM-AK-06</text:p>
          </table:table-cell>
          <table:table-cell table:number-columns-repeated="2"/>
          <table:table-cell table:style-name="ce26"/>
          <table:table-cell table:style-name="ce36"/>
          <table:table-cell table:style-name="ce42"/>
          <table:table-cell table:style-name="ce51"/>
          <table:table-cell table:number-columns-repeated="1017"/>
        </table:table-row>
        <table:table-row table:style-name="ro1">
          <table:table-cell table:style-name="ce6"/>
          <table:table-cell table:style-name="ce17" office:value-type="float" office:value="3" calcext:value-type="float">
            <text:p>3</text:p>
          </table:table-cell>
          <table:table-cell table:style-name="ce65" office:value-type="string" calcext:value-type="string">
            <text:p>Land Configuration</text:p>
          </table:table-cell>
          <table:table-cell table:style-name="ce27" table:content-validation-name="val1" office:value-type="string" calcext:value-type="string">
            <text:p>Compliant</text:p>
          </table:table-cell>
          <table:table-cell table:style-name="ce31" office:value-type="string" calcext:value-type="string">
            <text:p>not strictly guaranteed to go to opposite edge, but generally splits the map in half</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style-name="ce6"/>
          <table:table-cell table:style-name="ce17" office:value-type="float" office:value="4" calcext:value-type="float">
            <text:p>4</text:p>
          </table:table-cell>
          <table:table-cell table:style-name="ce65" office:value-type="string" calcext:value-type="string">
            <text:p>Elevation</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style-name="ce6"/>
          <table:table-cell table:style-name="ce17" office:value-type="string" calcext:value-type="string">
            <text:p>5.A</text:p>
          </table:table-cell>
          <table:table-cell table:style-name="ce65" office:value-type="string" calcext:value-type="string">
            <text:p>River and Shore</text:p>
          </table:table-cell>
          <table:table-cell table:style-name="ce27" table:content-validation-name="val1" office:value-type="string" calcext:value-type="string">
            <text:p>Exception Requested</text:p>
          </table:table-cell>
          <table:table-cell table:style-name="ce31" office:value-type="string" calcext:value-type="string">
            <text:p>uses shallows instead of "regular water" - makes number of passages bit meaningless (since the whole river is walkable)</text:p>
          </table:table-cell>
          <table:table-cell table:style-name="ce43" table:content-validation-name="val2" office:value-type="string" calcext:value-type="string">
            <text:p>Exception Granted</text:p>
          </table:table-cell>
          <table:table-cell table:style-name="ce48"/>
          <table:table-cell table:number-columns-repeated="1017"/>
        </table:table-row>
        <table:table-row table:style-name="ro1">
          <table:table-cell table:style-name="ce6"/>
          <table:table-cell table:style-name="ce17" office:value-type="string" calcext:value-type="string">
            <text:p>5.B</text:p>
          </table:table-cell>
          <table:table-cell table:style-name="ce65" office:value-type="string" calcext:value-type="string">
            <text:p>Terrain Types</text:p>
          </table:table-cell>
          <table:table-cell table:style-name="ce27" table:content-validation-name="val1" office:value-type="string" calcext:value-type="string">
            <text:p>Compliant</text:p>
          </table:table-cell>
          <table:table-cell table:style-name="ce31" office:value-type="string" calcext:value-type="string">
            <text:p>really grass or forest</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style-name="ce6"/>
          <table:table-cell table:style-name="ce17" office:value-type="string" calcext:value-type="string">
            <text:p>5.C</text:p>
          </table:table-cell>
          <table:table-cell table:style-name="ce65" office:value-type="string" calcext:value-type="string">
            <text:p>Forests</text:p>
          </table:table-cell>
          <table:table-cell table:style-name="ce27" table:content-validation-name="val1" office:value-type="string" calcext:value-type="string">
            <text:p>Compliant</text:p>
          </table:table-cell>
          <table:table-cell table:style-name="ce31" office:value-type="string" calcext:value-type="string">
            <text:p>uses SNOW_FOREST and DLC_FORESTSNOWAUTUMN (I assume these are boreal/temperate)</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style-name="ce6"/>
          <table:table-cell table:style-name="ce17" office:value-type="string" calcext:value-type="string">
            <text:p>6.A</text:p>
          </table:table-cell>
          <table:table-cell table:style-name="ce65" office:value-type="string" calcext:value-type="string">
            <text:p>Starting Units</text:p>
          </table:table-cell>
          <table:table-cell table:style-name="ce27" table:content-validation-name="val1" office:value-type="string" calcext:value-type="string">
            <text:p>Exception Requested</text:p>
          </table:table-cell>
          <table:table-cell table:style-name="ce31" office:value-type="string" calcext:value-type="string">
            <text:p>Exploration unit is 7-9 tiles (rather than 6-8); only 2 sheep are guaranteed to start under player control (remaining 6 are easy to find though, and some may start in conversion range of the villagers - gameplay impact from this randomness is minimal); players start with a house, so that they don't start housed.</text:p>
          </table:table-cell>
          <table:table-cell table:style-name="ce43" table:content-validation-name="val2" office:value-type="string" calcext:value-type="string">
            <text:p>Exception Granted</text:p>
          </table:table-cell>
          <table:table-cell table:style-name="ce48"/>
          <table:table-cell table:number-columns-repeated="1017"/>
        </table:table-row>
        <table:table-row table:style-name="ro1">
          <table:table-cell table:style-name="ce6"/>
          <table:table-cell table:style-name="ce17" office:value-type="string" calcext:value-type="string">
            <text:p>6.B</text:p>
          </table:table-cell>
          <table:table-cell table:style-name="ce65" office:value-type="string" calcext:value-type="string">
            <text:p>Gold</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style-name="ce6" table:number-columns-repeated="3"/>
          <table:table-cell table:style-name="ce28" table:content-validation-name="val1"/>
          <table:table-cell table:style-name="ce30"/>
          <table:table-cell table:style-name="ce44" table:content-validation-name="val2"/>
          <table:table-cell table:style-name="ce46"/>
          <table:table-cell table:number-columns-repeated="1017"/>
        </table:table-row>
        <table:table-row table:style-name="ro1">
          <table:table-cell table:style-name="ce5" office:value-type="string" calcext:value-type="string">
            <text:p>GSRM-AK-002</text:p>
          </table:table-cell>
          <table:table-cell table:style-name="ce5" table:number-columns-repeated="2"/>
          <table:table-cell table:style-name="ce29" table:content-validation-name="val1"/>
          <table:table-cell table:style-name="ce37"/>
          <table:table-cell table:style-name="ce45" table:content-validation-name="val2"/>
          <table:table-cell table:style-name="ce47"/>
          <table:table-cell table:number-columns-repeated="1017"/>
        </table:table-row>
        <table:table-row table:style-name="ro1">
          <table:table-cell table:style-name="ce7"/>
          <table:table-cell table:style-name="ce17" office:value-type="float" office:value="4" calcext:value-type="float">
            <text:p>4</text:p>
          </table:table-cell>
          <table:table-cell table:style-name="ce17" office:value-type="string" calcext:value-type="string">
            <text:p>“Competitivity” 100 Minimum</text:p>
          </table:table-cell>
          <table:table-cell table:style-name="ce27" table:content-validation-name="val1" office:value-type="string" calcext:value-type="string">
            <text:p>Compliance Expected</text:p>
          </table:table-cell>
          <table:table-cell table:style-name="ce31"/>
          <table:table-cell table:style-name="ce43" table:content-validation-name="val2" office:value-type="string" calcext:value-type="string">
            <text:p>Compliant</text:p>
          </table:table-cell>
          <table:table-cell table:style-name="ce48" office:value-type="string" calcext:value-type="string">
            <text:p>138.1 (Final score as of 9/20/24)</text:p>
          </table:table-cell>
          <table:table-cell table:number-columns-repeated="1017"/>
        </table:table-row>
        <table:table-row table:style-name="ro1">
          <table:table-cell table:style-name="ce8"/>
          <table:table-cell table:style-name="ce17" office:value-type="float" office:value="6" calcext:value-type="float">
            <text:p>6</text:p>
          </table:table-cell>
          <table:table-cell table:style-name="ce65" office:value-type="string" calcext:value-type="string">
            <text:p>Alaskan Appearanc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float" office:value="7" calcext:value-type="float">
            <text:p>7</text:p>
          </table:table-cell>
          <table:table-cell table:style-name="ce65" office:value-type="string" calcext:value-type="string">
            <text:p>Starting Scout</text:p>
          </table:table-cell>
          <table:table-cell table:style-name="ce27" table:content-validation-name="val1" office:value-type="string" calcext:value-type="string">
            <text:p>Exception Requested</text:p>
          </table:table-cell>
          <table:table-cell table:style-name="ce31" office:value-type="string" calcext:value-type="string">
            <text:p>Uses a horse scout, so that map has a non-combat scout</text:p>
          </table:table-cell>
          <table:table-cell table:style-name="ce43" table:content-validation-name="val2" office:value-type="string" calcext:value-type="string">
            <text:p>Exception Granted</text:p>
          </table:table-cell>
          <table:table-cell table:style-name="ce48" office:value-type="string" calcext:value-type="string">
            <text:p>UPDATE: Allowed due to the lack of place for river villagers to garrison. ORIGINAL: Uniform starting scout is an important part of a custom map tournament in a specific region. Although the wolf is cool and thematically appropriate, its code was not available soon enough for us to evaluate and implement for all maps.</text:p>
          </table:table-cell>
          <table:table-cell table:number-columns-repeated="1017"/>
        </table:table-row>
        <table:table-row table:style-name="ro1">
          <table:table-cell/>
          <table:table-cell table:style-name="ce17" office:value-type="string" calcext:value-type="string">
            <text:p>8.A</text:p>
          </table:table-cell>
          <table:table-cell table:style-name="ce65" office:value-type="string" calcext:value-type="string">
            <text:p>Bear Statistics</text:p>
          </table:table-cell>
          <table:table-cell table:style-name="ce27" table:content-validation-name="val1" office:value-type="string" calcext:value-type="string">
            <text:p>Compliant</text:p>
          </table:table-cell>
          <table:table-cell table:style-name="ce31"/>
          <table:table-cell table:style-name="ce27" table:content-validation-name="val1"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8.B</text:p>
          </table:table-cell>
          <table:table-cell table:style-name="ce65" office:value-type="string" calcext:value-type="string">
            <text:p>Bear Behavior</text:p>
          </table:table-cell>
          <table:table-cell table:style-name="ce27" table:content-validation-name="val1" office:value-type="string" calcext:value-type="string">
            <text:p>Compliant</text:p>
          </table:table-cell>
          <table:table-cell table:style-name="ce31" office:value-type="string" calcext:value-type="string">
            <text:p>need to check</text:p>
          </table:table-cell>
          <table:table-cell table:style-name="ce27" table:content-validation-name="val1" office:value-type="string" calcext:value-type="string">
            <text:p>Compliant</text:p>
          </table:table-cell>
          <table:table-cell table:style-name="ce48" office:value-type="string" calcext:value-type="string">
            <text:p>With set gaia unconvertible, it should work fine.</text:p>
          </table:table-cell>
          <table:table-cell table:number-columns-repeated="1017"/>
        </table:table-row>
        <table:table-row table:style-name="ro1">
          <table:table-cell/>
          <table:table-cell table:style-name="ce17" office:value-type="string" calcext:value-type="string">
            <text:p>8.C</text:p>
          </table:table-cell>
          <table:table-cell table:style-name="ce65" office:value-type="string" calcext:value-type="string">
            <text:p>Bear Spacing Fairness</text:p>
          </table:table-cell>
          <table:table-cell table:style-name="ce27" table:content-validation-name="val1" office:value-type="string" calcext:value-type="string">
            <text:p>Compliant</text:p>
          </table:table-cell>
          <table:table-cell table:style-name="ce31" office:value-type="string" calcext:value-type="string">
            <text:p>use an actor area to ensure that neutral deer/berries are at least 12 tiles away.</text:p>
          </table:table-cell>
          <table:table-cell table:style-name="ce27" table:content-validation-name="val1"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8.D</text:p>
          </table:table-cell>
          <table:table-cell table:style-name="ce65" office:value-type="string" calcext:value-type="string">
            <text:p>No Unmodded Bears</text:p>
          </table:table-cell>
          <table:table-cell table:style-name="ce27" table:content-validation-name="val1" office:value-type="string" calcext:value-type="string">
            <text:p>Compliant</text:p>
          </table:table-cell>
          <table:table-cell table:style-name="ce31"/>
          <table:table-cell table:style-name="ce27" table:content-validation-name="val1"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8.E</text:p>
          </table:table-cell>
          <table:table-cell table:style-name="ce65" office:value-type="string" calcext:value-type="string">
            <text:p>Bear hero glow</text:p>
          </table:table-cell>
          <table:table-cell table:style-name="ce27" table:content-validation-name="val1" office:value-type="string" calcext:value-type="string">
            <text:p>Compliant</text:p>
          </table:table-cell>
          <table:table-cell table:style-name="ce31"/>
          <table:table-cell table:style-name="ce27" table:content-validation-name="val1" office:value-type="string" calcext:value-type="string">
            <text:p>Compliant</text:p>
          </table:table-cell>
          <table:table-cell table:style-name="ce48"/>
          <table:table-cell table:number-columns-repeated="1017"/>
        </table:table-row>
        <table:table-row table:style-name="ro1">
          <table:table-cell/>
          <table:table-cell table:style-name="ce6"/>
          <table:table-cell table:style-name="ce19"/>
          <table:table-cell table:style-name="ce28" table:content-validation-name="val1"/>
          <table:table-cell table:style-name="ce30"/>
          <table:table-cell table:style-name="ce44" table:content-validation-name="val2"/>
          <table:table-cell table:style-name="ce46"/>
          <table:table-cell table:number-columns-repeated="1017"/>
        </table:table-row>
        <table:table-row table:style-name="ro1">
          <table:table-cell table:style-name="ce5" office:value-type="string" calcext:value-type="string">
            <text:p>STND-004</text:p>
          </table:table-cell>
          <table:table-cell table:style-name="ce5"/>
          <table:table-cell table:style-name="ce20"/>
          <table:table-cell table:style-name="ce29" table:content-validation-name="val1"/>
          <table:table-cell table:style-name="ce37"/>
          <table:table-cell table:style-name="ce45" table:content-validation-name="val2"/>
          <table:table-cell table:style-name="ce47"/>
          <table:table-cell table:number-columns-repeated="1017"/>
        </table:table-row>
        <table:table-row table:style-name="ro1">
          <table:table-cell/>
          <table:table-cell table:style-name="ce17" office:value-type="float" office:value="3" calcext:value-type="float">
            <text:p>3</text:p>
          </table:table-cell>
          <table:table-cell table:style-name="ce65" office:value-type="string" calcext:value-type="string">
            <text:p>Storage Location</text:p>
          </table:table-cell>
          <table:table-cell table:style-name="ce27" table:content-validation-name="val1" office:value-type="string" calcext:value-type="string">
            <text:p>Compliant</text:p>
          </table:table-cell>
          <table:table-cell table:style-name="ce38" office:value-type="string" calcext:value-type="string">
            <text:p><text:a xlink:href="https://github.com/Alchemy-AOE-Community/CHEM-Random-Map-Scripts/tree/Workshop_Jasuni/Workshop_Jasuni/Yukon_Gold_Rush" xlink:type="simple">https://github.com/Alchemy-AOE-Community/CHEM-Random-Map-Scripts/tree/Workshop_Jasuni/Workshop_Jasuni/Yukon_Gold_Rush</text:a></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4.A</text:p>
          </table:table-cell>
          <table:table-cell table:style-name="ce65" office:value-type="string" calcext:value-type="string">
            <text:p>Identification Format</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office:value-type="string" calcext:value-type="string">
            <text:p>UPDATE: Compliant. ORIGINAL: Add a link to component spec at the top.</text:p>
          </table:table-cell>
          <table:table-cell table:number-columns-repeated="1017"/>
        </table:table-row>
        <table:table-row table:style-name="ro1">
          <table:table-cell/>
          <table:table-cell table:style-name="ce17" office:value-type="string" calcext:value-type="string">
            <text:p>4.B</text:p>
          </table:table-cell>
          <table:table-cell table:style-name="ce65" office:value-type="string" calcext:value-type="string">
            <text:p>Exclusivity</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float" office:value="5" calcext:value-type="float">
            <text:p>5</text:p>
          </table:table-cell>
          <table:table-cell table:style-name="ce65" office:value-type="string" calcext:value-type="string">
            <text:p>New Work</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6"/>
          <table:table-cell table:style-name="ce19"/>
          <table:table-cell table:style-name="ce30" table:number-columns-repeated="2"/>
          <table:table-cell table:style-name="ce46" table:number-columns-repeated="2"/>
          <table:table-cell table:number-columns-repeated="1017"/>
        </table:table-row>
        <table:table-row table:style-name="ro1">
          <table:table-cell table:style-name="ce5" office:value-type="string" calcext:value-type="string">
            <text:p>STND-002</text:p>
          </table:table-cell>
          <table:table-cell table:number-columns-repeated="2"/>
          <table:table-cell table:style-name="ce30"/>
          <table:table-cell table:style-name="ce37"/>
          <table:table-cell table:style-name="ce47"/>
          <table:table-cell table:style-name="ce52"/>
          <table:table-cell table:number-columns-repeated="1017"/>
        </table:table-row>
        <table:table-row table:style-name="ro1">
          <table:table-cell/>
          <table:table-cell table:style-name="ce17" office:value-type="string" calcext:value-type="string">
            <text:p>3.A</text:p>
          </table:table-cell>
          <table:table-cell table:style-name="ce65" office:value-type="string" calcext:value-type="string">
            <text:p>Natur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3.B</text:p>
          </table:table-cell>
          <table:table-cell table:style-name="ce65" office:value-type="string" calcext:value-type="string">
            <text:p>No X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3.C</text:p>
          </table:table-cell>
          <table:table-cell table:style-name="ce65" office:value-type="string" calcext:value-type="string">
            <text:p>Size</text:p>
          </table:table-cell>
          <table:table-cell table:style-name="ce27" table:content-validation-name="val1" office:value-type="string" calcext:value-type="string">
            <text:p>Compliant</text:p>
          </table:table-cell>
          <table:table-cell table:style-name="ce31" office:value-type="string" calcext:value-type="string">
            <text:p>~28 kb</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float" office:value="4" calcext:value-type="float">
            <text:p>4</text:p>
          </table:table-cell>
          <table:table-cell table:style-name="ce65" office:value-type="string" calcext:value-type="string">
            <text:p>Timing</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string" calcext:value-type="string">
            <text:p>5.A</text:p>
          </table:table-cell>
          <table:table-cell table:style-name="ce65" office:value-type="string" calcext:value-type="string">
            <text:p>Configuration Support</text:p>
          </table:table-cell>
          <table:table-cell table:style-name="ce27" table:content-validation-name="val1" office:value-type="string" calcext:value-type="string">
            <text:p>Compliant</text:p>
          </table:table-cell>
          <table:table-cell table:style-name="ce31" office:value-type="string" calcext:value-type="string">
            <text:p>Should work for all configurations, but may break if too many players are on a small map size</text:p>
          </table:table-cell>
          <table:table-cell table:style-name="ce43" table:content-validation-name="val2" office:value-type="string" calcext:value-type="string">
            <text:p>Compliant</text:p>
          </table:table-cell>
          <table:table-cell table:style-name="ce48" office:value-type="string" calcext:value-type="string">
            <text:p>It works, do be aware the river splits if there are more than two teams or FFA. The map is playable though</text:p>
          </table:table-cell>
          <table:table-cell table:number-columns-repeated="1017"/>
        </table:table-row>
        <table:table-row table:style-name="ro1">
          <table:table-cell/>
          <table:table-cell table:style-name="ce17" office:value-type="string" calcext:value-type="string">
            <text:p>5.B</text:p>
          </table:table-cell>
          <table:table-cell table:style-name="ce65" office:value-type="string" calcext:value-type="string">
            <text:p>Randomness</text:p>
          </table:table-cell>
          <table:table-cell table:style-name="ce27" table:content-validation-name="val1" office:value-type="string" calcext:value-type="string">
            <text:p>Compliant</text:p>
          </table:table-cell>
          <table:table-cell table:style-name="ce31" office:value-type="string" calcext:value-type="string">
            <text:p>random_placement</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5.C</text:p>
          </table:table-cell>
          <table:table-cell table:style-name="ce65" office:value-type="string" calcext:value-type="string">
            <text:p>Positional Fairnes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office:value-type="string" calcext:value-type="string">
            <text:p>In some high player configurations, some players start slightly closer toward the edge than others, but not significantly so</text:p>
          </table:table-cell>
          <table:table-cell table:number-columns-repeated="1017"/>
        </table:table-row>
        <table:table-row table:style-name="ro1">
          <table:table-cell/>
          <table:table-cell table:style-name="ce17" office:value-type="string" calcext:value-type="string">
            <text:p>5.D</text:p>
          </table:table-cell>
          <table:table-cell table:style-name="ce65" office:value-type="string" calcext:value-type="string">
            <text:p>Team Position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string" calcext:value-type="string">
            <text:p>5.E.1</text:p>
          </table:table-cell>
          <table:table-cell table:style-name="ce65" office:value-type="string" calcext:value-type="string">
            <text:p>Guard Stat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5.E.2</text:p>
          </table:table-cell>
          <table:table-cell table:style-name="ce65" office:value-type="string" calcext:value-type="string">
            <text:p>Terrain Stat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5.E.3</text:p>
          </table:table-cell>
          <table:table-cell table:style-name="ce65" office:value-type="string" calcext:value-type="string">
            <text:p>Starting Res./Game Rules</text:p>
          </table:table-cell>
          <table:table-cell table:style-name="ce27" table:content-validation-name="val1" office:value-type="string" calcext:value-type="string">
            <text:p>Compliant</text:p>
          </table:table-cell>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5.E.4</text:p>
          </table:table-cell>
          <table:table-cell table:style-name="ce65" office:value-type="string" calcext:value-type="string">
            <text:p>Object Change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office:value-type="string" calcext:value-type="string">
            <text:p>UPDATE: Compliant. ORIGINAL: Contest submissions for previous seasons of Alchemy League were rejected because the author wanted to use rule changes to make a map/maps pass competitivity. Allowing such a rule change here would not be fair to that creator.</text:p>
          </table:table-cell>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float" office:value="6" calcext:value-type="float">
            <text:p>6</text:p>
          </table:table-cell>
          <table:table-cell table:style-name="ce65" office:value-type="string" calcext:value-type="string">
            <text:p>Fair Land Generation</text:p>
          </table:table-cell>
          <table:table-cell table:style-name="ce27" table:content-validation-name="val1" office:value-type="string" calcext:value-type="string">
            <text:p>Compliant</text:p>
          </table:table-cell>
          <table:table-cell table:style-name="ce31" office:value-type="string" calcext:value-type="string">
            <text:p>River technically isn't a neutral land, but may be a varied distance away from player TCs</text:p>
          </table:table-cell>
          <table:table-cell table:style-name="ce43" table:content-validation-name="val2" office:value-type="string" calcext:value-type="string">
            <text:p>Compliant</text:p>
          </table:table-cell>
          <table:table-cell table:style-name="ce48" office:value-type="string" calcext:value-type="string">
            <text:p>Given that all players start with units on the river, and that the entire river is walkable, I don’t see an issue with that</text:p>
          </table:table-cell>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string" calcext:value-type="string">
            <text:p>7.A</text:p>
          </table:table-cell>
          <table:table-cell table:style-name="ce65" office:value-type="string" calcext:value-type="string">
            <text:p>Maximum Elevation</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7.B</text:p>
          </table:table-cell>
          <table:table-cell table:style-name="ce65" office:value-type="string" calcext:value-type="string">
            <text:p>Elevation Fairnes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string" calcext:value-type="string">
            <text:p>8.A</text:p>
          </table:table-cell>
          <table:table-cell table:style-name="ce65" office:value-type="string" calcext:value-type="string">
            <text:p>Terrain Fairness</text:p>
          </table:table-cell>
          <table:table-cell table:style-name="ce27" table:content-validation-name="val1" office:value-type="string" calcext:value-type="string">
            <text:p>Compliant</text:p>
          </table:table-cell>
          <table:table-cell table:style-name="ce31" office:value-type="string" calcext:value-type="string">
            <text:p>Players may be a varying distance away from the river</text:p>
          </table:table-cell>
          <table:table-cell table:style-name="ce43" table:content-validation-name="val2" office:value-type="string" calcext:value-type="string">
            <text:p>Exception Granted</text:p>
          </table:table-cell>
          <table:table-cell table:style-name="ce48" office:value-type="string" calcext:value-type="string">
            <text:p>The starting TC distance from the river isn’t a real problem. The placement of the mining camps, however, could be a bit of an issue because the villagers starting next to the mining camp are likely to build docks and create ships rapidly. If players’ mining camps are not equally located from the center of the river, this could lead to a major advantage for one player over the other because one will have control of way more gold and fish and also map area. That leads me to grant the exception for sea walls, but I am wary of these as well. Ideally, the mining camps would be placed roughly equally apart from the center. Play-test this extensively as well during competitivity testing.</text:p>
          </table:table-cell>
          <table:table-cell table:number-columns-repeated="1017"/>
        </table:table-row>
        <table:table-row table:style-name="ro1">
          <table:table-cell/>
          <table:table-cell table:style-name="ce17" office:value-type="string" calcext:value-type="string">
            <text:p>8.B</text:p>
          </table:table-cell>
          <table:table-cell table:style-name="ce65" office:value-type="string" calcext:value-type="string">
            <text:p>Forest Impingement</text:p>
          </table:table-cell>
          <table:table-cell table:style-name="ce27" table:content-validation-name="val1" office:value-type="string" calcext:value-type="string">
            <text:p>Exception Requested</text:p>
          </table:table-cell>
          <table:table-cell table:style-name="ce31" office:value-type="string" calcext:value-type="string">
            <text:p>mining camp (in river) only avoids forest by 2 tiles.</text:p>
          </table:table-cell>
          <table:table-cell table:style-name="ce43" table:content-validation-name="val2" office:value-type="string" calcext:value-type="string">
            <text:p>Exception Granted</text:p>
          </table:table-cell>
          <table:table-cell table:style-name="ce48" office:value-type="string" calcext:value-type="string">
            <text:p>Passage behind the mining camp would be on the owner’s side and not easily restricted.</text:p>
          </table:table-cell>
          <table:table-cell table:number-columns-repeated="1017"/>
        </table:table-row>
        <table:table-row table:style-name="ro1">
          <table:table-cell/>
          <table:table-cell table:style-name="ce17" office:value-type="string" calcext:value-type="string">
            <text:p>8.C</text:p>
          </table:table-cell>
          <table:table-cell table:style-name="ce65" office:value-type="string" calcext:value-type="string">
            <text:p>Forest Access</text:p>
          </table:table-cell>
          <table:table-cell table:style-name="ce27" table:content-validation-name="val1" office:value-type="string" calcext:value-type="string">
            <text:p>Compliant</text:p>
          </table:table-cell>
          <table:table-cell table:style-name="ce31" office:value-type="string" calcext:value-type="string">
            <text:p>5 straggler trees, which start near the TC but are not guaranteed to be placed apart (highly unlikely though)</text:p>
          </table:table-cell>
          <table:table-cell table:style-name="ce43" table:content-validation-name="val2" office:value-type="string" calcext:value-type="string">
            <text:p>Compliant</text:p>
          </table:table-cell>
          <table:table-cell table:style-name="ce48" office:value-type="string" calcext:value-type="string">
            <text:p>The large amount of forests on the map provide roughly equal access to each player. Regardless of straggler trees, this is well balanced.</text:p>
          </table:table-cell>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string" calcext:value-type="string">
            <text:p>9.A</text:p>
          </table:table-cell>
          <table:table-cell table:style-name="ce65" office:value-type="string" calcext:value-type="string">
            <text:p>Forbidden Object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9.B.1</text:p>
          </table:table-cell>
          <table:table-cell table:style-name="ce65" office:value-type="string" calcext:value-type="string">
            <text:p>Starting Units/Buildings Qty.</text:p>
          </table:table-cell>
          <table:table-cell table:style-name="ce27" table:content-validation-name="val1" office:value-type="string" calcext:value-type="string">
            <text:p>Exception Requested</text:p>
          </table:table-cell>
          <table:table-cell table:style-name="ce31" office:value-type="string" calcext:value-type="string">
            <text:p>see CSRM-AK-06 6A: Starting units: only guarantees 2 sheep starting under player control, but remaining 6 are easy to find and may even start close enough to villager/scout that they convert at game start</text:p>
          </table:table-cell>
          <table:table-cell table:style-name="ce43" table:content-validation-name="val2" office:value-type="string" calcext:value-type="string">
            <text:p>Exception Granted</text:p>
          </table:table-cell>
          <table:table-cell table:style-name="ce48"/>
          <table:table-cell table:number-columns-repeated="1017"/>
        </table:table-row>
        <table:table-row table:style-name="ro1">
          <table:table-cell/>
          <table:table-cell table:style-name="ce17" office:value-type="string" calcext:value-type="string">
            <text:p>9.B.2</text:p>
          </table:table-cell>
          <table:table-cell table:style-name="ce65" office:value-type="string" calcext:value-type="string">
            <text:p>Starting Object Utility</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9.B.3</text:p>
          </table:table-cell>
          <table:table-cell table:style-name="ce65" office:value-type="string" calcext:value-type="string">
            <text:p>Starting Combat Units</text:p>
          </table:table-cell>
          <table:table-cell table:style-name="ce27" table:content-validation-name="val1" office:value-type="string" calcext:value-type="string">
            <text:p>Exception Requested</text:p>
          </table:table-cell>
          <table:table-cell table:style-name="ce31" office:value-type="string" calcext:value-type="string">
            <text:p>river villagers generally do not start within 15 tiles of a garrisonable building, making the hunting wolf in violation of this. To keep this from being a serious issue, I've reduced the hunting wolf's base attack to 0 (significantly limiting it's ability to harass, but also to protect from raids)</text:p>
          </table:table-cell>
          <table:table-cell table:style-name="ce43" table:content-validation-name="val2" office:value-type="string" calcext:value-type="string">
            <text:p>Compliant</text:p>
          </table:table-cell>
          <table:table-cell table:style-name="ce48" office:value-type="string" calcext:value-type="string">
            <text:p>UPDATE: Compliant due to non-combat scout. ORIGINAL: Good planning to mitigate the exposure to opponent wolf scout. Another option is to allow the wolf to attack, but provide a watch tower next to the mining camp. This could also help deter ships to a degree, if ships are found to be too dominant during competitivity testing.</text:p>
          </table:table-cell>
          <table:table-cell table:number-columns-repeated="1017"/>
        </table:table-row>
        <table:table-row table:style-name="ro1">
          <table:table-cell/>
          <table:table-cell table:style-name="ce17" office:value-type="string" calcext:value-type="string">
            <text:p>9.C.1.a</text:p>
          </table:table-cell>
          <table:table-cell table:style-name="ce65" office:value-type="string" calcext:value-type="string">
            <text:p>Player-Assigned Resource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9.C.1.b</text:p>
          </table:table-cell>
          <table:table-cell table:style-name="ce65" office:value-type="string" calcext:value-type="string">
            <text:p>Neutral Resource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9.C.2</text:p>
          </table:table-cell>
          <table:table-cell table:style-name="ce65" office:value-type="string" calcext:value-type="string">
            <text:p>Gaia Convertible Object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office:value-type="string" calcext:value-type="string">
            <text:p>9.C.3</text:p>
          </table:table-cell>
          <table:table-cell table:style-name="ce65" office:value-type="string" calcext:value-type="string">
            <text:p>Gaia Hostile Objects</text:p>
          </table:table-cell>
          <table:table-cell table:style-name="ce27" table:content-validation-name="val1" office:value-type="string" calcext:value-type="string">
            <text:p>Exception Requested</text:p>
          </table:table-cell>
          <table:table-cell table:style-name="ce31" office:value-type="string" calcext:value-type="string">
            <text:p>river villagers, and there are wolves/bears. However, bears/wolves will start exclusively within 10% (12 tiles on tiny map size) of the edge of the map, and do avoid those starting vils/river mining camp</text:p>
          </table:table-cell>
          <table:table-cell table:style-name="ce43" table:content-validation-name="val2" office:value-type="string" calcext:value-type="string">
            <text:p>Exception Granted</text:p>
          </table:table-cell>
          <table:table-cell table:style-name="ce48" office:value-type="string" calcext:value-type="string">
            <text:p>As long as the units avoid the starting villagers on the river that they will not run and attack on sight, that’s fine. Keep in mind the possibility of adding a watch tower to mitigate this and other issues even further.</text:p>
          </table:table-cell>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float" office:value="10" calcext:value-type="float">
            <text:p>10</text:p>
          </table:table-cell>
          <table:table-cell table:style-name="ce65" office:value-type="string" calcext:value-type="string">
            <text:p>Regicid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float" office:value="11" calcext:value-type="float">
            <text:p>11</text:p>
          </table:table-cell>
          <table:table-cell table:style-name="ce65" office:value-type="string" calcext:value-type="string">
            <text:p>AI</text:p>
          </table:table-cell>
          <table:table-cell table:style-name="ce27" table:content-validation-name="val1" office:value-type="string" calcext:value-type="string">
            <text:p>Compliant</text:p>
          </table:table-cell>
          <table:table-cell table:style-name="ce31" office:value-type="string" calcext:value-type="string">
            <text:p>doesn't handle start well (due to river), but works fine</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number-columns-repeated="5"/>
          <table:table-cell table:style-name="ce48" table:number-columns-repeated="2"/>
          <table:table-cell table:number-columns-repeated="1017"/>
        </table:table-row>
        <table:table-row table:style-name="ro1">
          <table:table-cell/>
          <table:table-cell table:style-name="ce17" office:value-type="float" office:value="12" calcext:value-type="float">
            <text:p>12</text:p>
          </table:table-cell>
          <table:table-cell table:style-name="ce65" office:value-type="string" calcext:value-type="string">
            <text:p>Visual Mods</text:p>
          </table:table-cell>
          <table:table-cell table:style-name="ce27" table:content-validation-name="val1" office:value-type="string" calcext:value-type="string">
            <text:p>Compliant</text:p>
          </table:table-cell>
          <table:table-cell table:style-name="ce31" office:value-type="string" calcext:value-type="string">
            <text:p>Unchecked, should be fine</text:p>
          </table:table-cell>
          <table:table-cell table:style-name="ce43" table:content-validation-name="val2" office:value-type="string" calcext:value-type="string">
            <text:p>Compliant</text:p>
          </table:table-cell>
          <table:table-cell table:style-name="ce48"/>
          <table:table-cell table:number-columns-repeated="1017"/>
        </table:table-row>
        <table:table-row table:style-name="ro1">
          <table:table-cell/>
          <table:table-cell table:style-name="ce17"/>
          <table:table-cell table:style-name="ce65"/>
          <table:table-cell table:style-name="ce31" table:number-columns-repeated="2"/>
          <table:table-cell table:style-name="ce48" table:number-columns-repeated="2"/>
          <table:table-cell table:number-columns-repeated="1017"/>
        </table:table-row>
        <table:table-row table:style-name="ro1">
          <table:table-cell/>
          <table:table-cell table:style-name="ce17" office:value-type="float" office:value="13" calcext:value-type="float">
            <text:p>13</text:p>
          </table:table-cell>
          <table:table-cell table:style-name="ce65" office:value-type="string" calcext:value-type="string">
            <text:p>FFA Trade </text:p>
          </table:table-cell>
          <table:table-cell table:style-name="ce27" table:content-validation-name="val1" office:value-type="string" calcext:value-type="string">
            <text:p>Exception Requested</text:p>
          </table:table-cell>
          <table:table-cell table:style-name="ce31" office:value-type="string" calcext:value-type="string">
            <text:p>trade disabled when low resources is set and not 2-player or 2-team game</text:p>
          </table:table-cell>
          <table:table-cell table:style-name="ce43" table:content-validation-name="val2" office:value-type="string" calcext:value-type="string">
            <text:p>Exception Granted</text:p>
          </table:table-cell>
          <table:table-cell table:style-name="ce48" office:value-type="string" calcext:value-type="string">
            <text:p>To my understanding, trade will still work if low resources but still two player or two team game. I see no issue with that.</text:p>
          </table:table-cell>
          <table:table-cell table:number-columns-repeated="1017"/>
        </table:table-row>
        <table:table-row table:style-name="ro3">
          <table:table-cell table:number-columns-repeated="1024"/>
        </table:table-row>
        <table:table-row table:style-name="ro1">
          <table:table-cell table:style-name="ce9" office:value-type="string" calcext:value-type="string" table:number-columns-spanned="7" table:number-rows-spanned="1">
            <text:p>Overall Scorecard (Quantities)</text:p>
          </table:table-cell>
          <table:covered-table-cell table:number-columns-repeated="6" table:style-name="ce18"/>
          <table:table-cell table:number-columns-repeated="1017"/>
        </table:table-row>
        <table:table-row table:style-name="ro1">
          <table:table-cell table:style-name="ce10" office:value-type="string" calcext:value-type="string" table:number-columns-spanned="3" table:number-rows-spanned="1">
            <text:p>Status</text:p>
          </table:table-cell>
          <table:covered-table-cell table:number-columns-repeated="2"/>
          <table:table-cell table:style-name="ce32" office:value-type="string" calcext:value-type="string" table:number-columns-spanned="2" table:number-rows-spanned="1">
            <text:p>Supplier Inspection</text:p>
          </table:table-cell>
          <table:covered-table-cell/>
          <table:table-cell table:style-name="ce49" office:value-type="string" calcext:value-type="string" table:number-columns-spanned="2" table:number-rows-spanned="1">
            <text:p>Tournament Inspector</text:p>
          </table:table-cell>
          <table:covered-table-cell table:style-name="ce84"/>
          <table:table-cell table:number-columns-repeated="1017"/>
        </table:table-row>
        <table:table-row table:style-name="ro1">
          <table:table-cell table:style-name="ce11" office:value-type="string" calcext:value-type="string" table:number-columns-spanned="3" table:number-rows-spanned="1">
            <text:p>Non-Compliant</text:p>
          </table:table-cell>
          <table:covered-table-cell table:style-name="ce18"/>
          <table:covered-table-cell table:style-name="ce21"/>
          <table:table-cell table:style-name="ce16" table:formula="of:=COUNTIF([.$D$8:.$D$73];[.A77])" office:value-type="float" office:value="0" calcext:value-type="float" table:number-columns-spanned="2" table:number-rows-spanned="1">
            <text:p>0</text:p>
          </table:table-cell>
          <table:covered-table-cell table:style-name="ce21"/>
          <table:table-cell table:style-name="ce16" table:formula="of:=COUNTIF([.$F$8:.$F$73];[.A77])" office:value-type="float" office:value="0" calcext:value-type="float" table:number-columns-spanned="2" table:number-rows-spanned="1">
            <text:p>0</text:p>
          </table:table-cell>
          <table:covered-table-cell table:style-name="ce21"/>
          <table:table-cell table:number-columns-repeated="1017"/>
        </table:table-row>
        <table:table-row table:style-name="ro1">
          <table:table-cell table:style-name="ce12" office:value-type="string" calcext:value-type="string" table:number-columns-spanned="3" table:number-rows-spanned="1">
            <text:p>Exception Rejected</text:p>
          </table:table-cell>
          <table:covered-table-cell table:style-name="ce18"/>
          <table:covered-table-cell table:style-name="ce21"/>
          <table:table-cell table:style-name="ce16" table:formula="of:=COUNTIF([.$D$8:.$D$73];[.A78])" office:value-type="float" office:value="0" calcext:value-type="float" table:number-columns-spanned="2" table:number-rows-spanned="1">
            <text:p>0</text:p>
          </table:table-cell>
          <table:covered-table-cell table:style-name="ce21"/>
          <table:table-cell table:style-name="ce16" table:formula="of:=COUNTIF([.$F$8:.$F$73];[.A78])" office:value-type="float" office:value="0" calcext:value-type="float" table:number-columns-spanned="2" table:number-rows-spanned="1">
            <text:p>0</text:p>
          </table:table-cell>
          <table:covered-table-cell table:style-name="ce21"/>
          <table:table-cell table:number-columns-repeated="1017"/>
        </table:table-row>
        <table:table-row table:style-name="ro1">
          <table:table-cell table:style-name="ce13" office:value-type="string" calcext:value-type="string" table:number-columns-spanned="3" table:number-rows-spanned="1">
            <text:p>Compliance Expected</text:p>
          </table:table-cell>
          <table:covered-table-cell table:style-name="ce18"/>
          <table:covered-table-cell table:style-name="ce21"/>
          <table:table-cell table:style-name="ce16" table:formula="of:=COUNTIF([.$D$8:.$D$73];[.A79])" office:value-type="float" office:value="1" calcext:value-type="float" table:number-columns-spanned="2" table:number-rows-spanned="1">
            <text:p>1</text:p>
          </table:table-cell>
          <table:covered-table-cell table:style-name="ce21"/>
          <table:table-cell table:style-name="ce16" table:formula="of:=COUNTIF([.$F$8:.$F$73];[.A79])" office:value-type="float" office:value="0" calcext:value-type="float" table:number-columns-spanned="2" table:number-rows-spanned="1">
            <text:p>0</text:p>
          </table:table-cell>
          <table:covered-table-cell table:style-name="ce21"/>
          <table:table-cell table:number-columns-repeated="1017"/>
        </table:table-row>
        <table:table-row table:style-name="ro1">
          <table:table-cell table:style-name="ce14" office:value-type="string" calcext:value-type="string" table:number-columns-spanned="3" table:number-rows-spanned="1">
            <text:p>Exception Granted</text:p>
          </table:table-cell>
          <table:covered-table-cell table:style-name="ce18"/>
          <table:covered-table-cell table:style-name="ce21"/>
          <table:table-cell table:style-name="ce16" table:formula="of:=COUNTIF([.$D$8:.$D$73];[.A80])" office:value-type="float" office:value="0" calcext:value-type="float" table:number-columns-spanned="2" table:number-rows-spanned="1">
            <text:p>0</text:p>
          </table:table-cell>
          <table:covered-table-cell table:style-name="ce21"/>
          <table:table-cell table:style-name="ce16" table:formula="of:=COUNTIF([.$F$8:.$F$73];[.A80])" office:value-type="float" office:value="8" calcext:value-type="float" table:number-columns-spanned="2" table:number-rows-spanned="1">
            <text:p>8</text:p>
          </table:table-cell>
          <table:covered-table-cell table:style-name="ce21"/>
          <table:table-cell table:number-columns-repeated="1017"/>
        </table:table-row>
        <table:table-row table:style-name="ro1">
          <table:table-cell table:style-name="ce15" office:value-type="string" calcext:value-type="string" table:number-columns-spanned="3" table:number-rows-spanned="1">
            <text:p>Compliant</text:p>
          </table:table-cell>
          <table:covered-table-cell table:style-name="ce18"/>
          <table:covered-table-cell table:style-name="ce21"/>
          <table:table-cell table:style-name="ce16" table:formula="of:=COUNTIF([.$D$8:.$D$73];[.A81])" office:value-type="float" office:value="40" calcext:value-type="float" table:number-columns-spanned="2" table:number-rows-spanned="1">
            <text:p>40</text:p>
          </table:table-cell>
          <table:covered-table-cell table:style-name="ce21"/>
          <table:table-cell table:style-name="ce16" table:formula="of:=COUNTIF([.$F$8:.$F$73];[.A81])" office:value-type="float" office:value="41" calcext:value-type="float" table:number-columns-spanned="2" table:number-rows-spanned="1">
            <text:p>41</text:p>
          </table:table-cell>
          <table:covered-table-cell table:style-name="ce21"/>
          <table:table-cell table:number-columns-repeated="1017"/>
        </table:table-row>
        <table:table-row table:style-name="ro1">
          <table:table-cell table:style-name="ce65" office:value-type="string" calcext:value-type="string" table:number-columns-spanned="3" table:number-rows-spanned="1">
            <text:p>Not-Applicable</text:p>
          </table:table-cell>
          <table:covered-table-cell table:style-name="ce18"/>
          <table:covered-table-cell table:style-name="ce21"/>
          <table:table-cell table:style-name="ce16" table:formula="of:=COUNTIF([.$D$8:.$D$73];[.A82])" office:value-type="float" office:value="0" calcext:value-type="float" table:number-columns-spanned="2" table:number-rows-spanned="1">
            <text:p>0</text:p>
          </table:table-cell>
          <table:covered-table-cell table:style-name="ce21"/>
          <table:table-cell table:style-name="ce16" table:formula="of:=COUNTIF([.$F$8:.$F$73];[.A82])" office:value-type="float" office:value="0" calcext:value-type="float" table:number-columns-spanned="2" table:number-rows-spanned="1">
            <text:p>0</text:p>
          </table:table-cell>
          <table:covered-table-cell table:style-name="ce21"/>
          <table:table-cell table:number-columns-repeated="1017"/>
        </table:table-row>
        <table:table-row table:style-name="ro1" table:number-rows-repeated="200">
          <table:table-cell table:number-columns-repeated="1024"/>
        </table:table-row>
        <table:table-row table:style-name="ro3" table:number-rows-repeated="718">
          <table:table-cell table:number-columns-repeated="1024"/>
        </table:table-row>
        <table:table-row table:style-name="ro4" table:number-rows-repeated="1047575">
          <table:table-cell table:number-columns-repeated="1024"/>
        </table:table-row>
        <table:table-row table:style-name="ro4">
          <table:table-cell table:number-columns-repeated="1024"/>
        </table:table-row>
        <calcext:conditional-formats>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1" calcext:value="=&quot;Non-Compliant&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2" calcext:value="=&quot;Exception Rejected&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3" calcext:value="=&quot;Compliance Expected&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4" calcext:value="=&quot;Exception Granted&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5" calcext:value="=&quot;Compliant&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6" calcext:value="=&quot;Not-Applicable&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7" calcext:value="=&quot;Exception Requested&quot;" calcext:base-cell-address="'DATE (YY-MM-DD)'.D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ff0000"/>
      <style:text-properties fo:color="#000000" style:font-name="Arial" fo:font-family="Arial" style:font-name-complex="Arial" style:font-family-complex="Arial"/>
    </style:style>
    <style:style style:name="ConditionalStyle_5f_2" style:display-name="ConditionalStyle_2" style:family="table-cell" style:parent-style-name="Default">
      <style:table-cell-properties fo:background-color="#ff8000"/>
      <style:text-properties fo:color="#000000" style:font-name="Arial" fo:font-family="Arial" style:font-name-complex="Arial" style:font-family-complex="Arial"/>
    </style:style>
    <style:style style:name="ConditionalStyle_5f_3" style:display-name="ConditionalStyle_3" style:family="table-cell" style:parent-style-name="Default">
      <style:table-cell-properties fo:background-color="#bbe33d"/>
      <style:text-properties fo:color="#000000" style:font-name="Arial" fo:font-family="Arial" style:font-name-complex="Arial" style:font-family-complex="Arial"/>
    </style:style>
    <style:style style:name="ConditionalStyle_5f_4" style:display-name="ConditionalStyle_4" style:family="table-cell" style:parent-style-name="Default">
      <style:table-cell-properties fo:background-color="#5eb91e"/>
      <style:text-properties fo:color="#000000" style:font-name="Arial" fo:font-family="Arial" style:font-name-complex="Arial" style:font-family-complex="Arial"/>
    </style:style>
    <style:style style:name="ConditionalStyle_5f_5" style:display-name="ConditionalStyle_5" style:family="table-cell" style:parent-style-name="Default">
      <style:table-cell-properties fo:background-color="#007222"/>
      <style:text-properties fo:color="#000000" style:font-name="Arial" fo:font-family="Arial" style:font-name-complex="Arial" style:font-family-complex="Arial"/>
    </style:style>
    <style:style style:name="ConditionalStyle_5f_6" style:display-name="ConditionalStyle_6" style:family="table-cell" style:parent-style-name="Default">
      <style:table-cell-properties fo:background-color="#ffffcc" fo:border="0.74pt solid #000000"/>
      <style:text-properties fo:color="#333333" style:font-name="Arial" fo:font-family="Arial" style:font-name-complex="Arial" style:font-family-complex="Arial"/>
    </style:style>
    <style:style style:name="ConditionalStyle_5f_7" style:display-name="ConditionalStyle_7" style:family="table-cell" style:parent-style-name="Default">
      <style:table-cell-properties fo:background-color="#ffff00"/>
      <style:text-properties fo:color="#000000" style:font-name="Arial" fo:font-family="Arial" style:font-name-complex="Arial" style:font-family-complex="Ari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20">00/00/0000</text:date>, <text:time style:data-style-name="N2" text:time-value="22:30:47.91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DATE_20__28_YY-MM-DD_29_" style:display-name="PageStyle_DATE (YY-MM-DD)"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dc:date>2024-09-20T22:31:12.669000000</dc:date>
    <meta:editing-duration>PT7M39S</meta:editing-duration>
    <meta:editing-cycles>3</meta:editing-cycles>
    <meta:document-statistic meta:table-count="1" meta:cell-count="273" meta:object-count="0"/>
  </office:meta>
</office:document-meta>
</file>